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1" draw:layer="layout" svg:width="27.5cm" svg:height="18cm" svg:x="1.5cm" svg:y="1.5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5cm" svg:height="8cm" svg:x="11cm" svg:y="2.5cm"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8cm" svg:x="11cm" svg:y="11cm"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4.5cm" svg:x="2cm" svg:y="4.5cm">
          <text:p text:style-name="P1"><text:span text:style-name="T1">order_stage</text:span></text:p>
          <text:p text:style-name="P1"><text:span text:style-name="T1">orde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4.5cm" svg:x="5cm" svg:y="4.5cm">
          <text:p text:style-name="P1"><text:span text:style-name="T1">order_stage</text:span></text:p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4.5cm" svg:x="8cm" svg:y="4.5cm">
          <text:p text:style-name="P1"><text:span text:style-name="T1">order_stage</text:span></text:p>
          <text:p text:style-name="P1"><text:span text:style-name="T1">accept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6.5cm" svg:x="11.5cm" svg:y="12cm">
          <text:p text:style-name="P1"><text:span text:style-name="T1">computer_stage</text:span></text:p>
          <text:p text:style-name="P1"><text:span text:style-name="T1">assembling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1.5cm" svg:x="17cm" svg:y="12cm">
          <text:p text:style-name="P1"><text:span text:style-name="T1">computer_stage</text:span></text:p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6.5cm" svg:x="21.5cm" svg:y="12cm">
          <text:p text:style-name="P1"><text:span text:style-name="T1">computer_stage</text:span></text:p>
          <text:p text:style-name="P1"><text:span text:style-name="T1">packin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7cm" svg:y="14cm"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1cm" draw:transform="rotate (1.5707963267946) translate (17cm 18.5cm)">
          <text:p text:style-name="P1"><text:span text:style-name="T1">testing_s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cm" svg:height="1cm" draw:transform="rotate (1.5707963267946) translate (18.5cm 18.5cm)">
          <text:p text:style-name="P1"><text:span text:style-name="T1">testing_s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cm" svg:height="1cm" draw:transform="rotate (1.5707963267946) translate (20cm 18.5cm)">
          <text:p text:style-name="P1"><text:span text:style-name="T1">testing_s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.5cm" svg:y1="20cm" svg:x2="29.5cm" svg:y2="20cm">
          <text:p text:style-name="P5"/>
        </draw:line>
        <draw:frame draw:style-name="gr8" draw:text-style-name="P6" draw:layer="layout" svg:width="1cm" svg:height="1.25cm" svg:x="28.7cm" svg:y="20cm">
          <draw:text-box>
            <text:p text:style-name="P5"><text:span text:style-name="T2">t</text:span></text:p>
          </draw:text-box>
        </draw:frame>
        <draw:g>
          <draw:custom-shape draw:style-name="gr4" draw:text-style-name="P3" draw:layer="layout" svg:width="3.5cm" svg:height="6.5cm" svg:x="11.5cm" svg:y="3.5cm">
            <text:p text:style-name="P1"><text:span text:style-name="T1">computer_stage</text:span></text:p>
            <text:p text:style-name="P1"><text:span text:style-name="T1">assembling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8.5cm" svg:height="1.5cm" svg:x="15.5cm" svg:y="3.5cm">
            <text:p text:style-name="P1"><text:span text:style-name="T1">computer_stage</text:span></text:p>
            <text:p text:style-name="P1"><text:span text:style-name="T1">testing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cm" svg:height="6.5cm" svg:x="24.5cm" svg:y="3.5cm">
            <text:p text:style-name="P1"><text:span text:style-name="T1">computer_stage</text:span></text:p>
            <text:p text:style-name="P1"><text:span text:style-name="T1">packin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1cm" svg:x="15.5cm" svg:y="5.5cm">
            <text:p text:style-name="P1"><text:span text:style-name="T1">testin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1cm" svg:x="18.5cm" svg:y="5.5cm">
            <text:p text:style-name="P1"><text:span text:style-name="T1">testin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1cm" svg:x="21.5cm" svg:y="5.5cm">
            <text:p text:style-name="P1"><text:span text:style-name="T1">test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cm" svg:height="1cm" draw:transform="rotate (1.5707963267946) translate (15.5cm 10cm)">
            <text:p text:style-name="P1"><text:span text:style-name="T1">testing_st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3cm" svg:height="1cm" draw:transform="rotate (1.5707963267946) translate (17cm 10cm)">
            <text:p text:style-name="P1"><text:span text:style-name="T1">testing_st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3cm" svg:height="1cm" draw:transform="rotate (1.5707963267946) translate (18.5cm 10cm)">
            <text:p text:style-name="P1"><text:span text:style-name="T1">testing_st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3cm" svg:height="1cm" draw:transform="rotate (1.5707963267946) translate (20cm 10cm)">
            <text:p text:style-name="P1"><text:span text:style-name="T1">testing_st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3cm" svg:height="1cm" draw:transform="rotate (1.5707963267946) translate (21.5cm 10cm)">
            <text:p text:style-name="P1"><text:span text:style-name="T1">testing_st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3cm" svg:height="1cm" draw:transform="rotate (1.5707963267946) translate (23cm 10cm)">
            <text:p text:style-name="P1"><text:span text:style-name="T1">testing_stage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ru" fo:country="RU" style:font-family-asian="DejaVuSans" style:font-family-generic-asian="system" style:font-pitch-asian="variable" style:font-size-asian="24pt" style:language-asian="zxx" style:country-asian="none" style:font-family-complex="DejaVu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DejaVuSans" style:font-family-generic-asian="system" style:font-pitch-asian="variable" style:font-size-asian="18pt" style:font-style-asian="normal" style:font-weight-asian="normal" style:font-family-complex="DejaVu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8-02-12T13:31:55</meta:creation-date>
    <dc:date>2008-02-12T19:29:27</dc:date>
    <meta:editing-cycles>2</meta:editing-cycles>
    <meta:editing-duration>PT12M52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